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e93a" officeooo:paragraph-rsid="000ce93a"/>
    </style:style>
    <style:style style:name="P2" style:family="paragraph" style:parent-style-name="Heading_20_2">
      <style:text-properties fo:font-variant="normal" fo:text-transform="none" style:font-name="var secondary-font" fo:font-size="16.5pt" fo:letter-spacing="normal" fo:font-style="normal" fo:font-weight="normal" officeooo:rsid="000ce93a" officeooo:paragraph-rsid="000ce93a"/>
    </style:style>
    <style:style style:name="P3" style:family="paragraph" style:parent-style-name="Heading_20_3">
      <style:text-properties fo:font-variant="normal" fo:text-transform="none" style:font-name="var secondary-font" fo:font-size="12pt" fo:letter-spacing="normal" fo:font-style="normal" fo:font-weight="normal" officeooo:rsid="000ce93a" officeooo:paragraph-rsid="000ce93a"/>
    </style:style>
    <style:style style:name="P4"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2pt" fo:letter-spacing="normal" fo:font-style="normal" fo:font-weight="normal"/>
    </style:style>
    <style:style style:name="P5" style:family="paragraph" style:parent-style-name="Heading_20_3">
      <style:paragraph-properties fo:margin-top="0cm" fo:margin-bottom="0.212cm" loext:contextual-spacing="false" style:line-height-at-least="0.873cm" fo:orphans="2" fo:widows="2" fo:padding="0cm" fo:border="none"/>
      <style:text-properties fo:font-variant="normal" fo:text-transform="none" fo:color="#333333" style:font-name="var secondary-font" fo:font-size="12pt" fo:letter-spacing="normal" fo:font-style="normal" fo:font-weight="normal" officeooo:rsid="00116caf" officeooo:paragraph-rsid="00116caf"/>
    </style:style>
    <style:style style:name="P6" style:family="paragraph" style:parent-style-name="Heading_20_3">
      <style:paragraph-properties fo:margin-top="0cm" fo:margin-bottom="0.212cm" loext:contextual-spacing="false" style:line-height-at-least="0.873cm" fo:orphans="2" fo:widows="2" fo:padding="0cm" fo:border="none"/>
      <style:text-properties fo:font-variant="normal" fo:text-transform="none" style:font-name="Source Sans Pro" fo:font-size="12pt" fo:letter-spacing="normal" fo:font-style="normal" fo:font-weight="normal" officeooo:paragraph-rsid="00116caf"/>
    </style:style>
    <style:style style:name="P7" style:family="paragraph" style:parent-style-name="Standard">
      <style:text-properties officeooo:rsid="000ce93a" officeooo:paragraph-rsid="000ce93a"/>
    </style:style>
    <style:style style:name="P8" style:family="paragraph" style:parent-style-name="Standard">
      <style:text-properties officeooo:rsid="000e5b5e" officeooo:paragraph-rsid="000e5b5e"/>
    </style:style>
    <style:style style:name="P9" style:family="paragraph" style:parent-style-name="Standard" style:list-style-name="L1">
      <style:text-properties officeooo:rsid="000e5b5e" officeooo:paragraph-rsid="000e5b5e"/>
    </style:style>
    <style:style style:name="P10" style:family="paragraph" style:parent-style-name="Standard" style:list-style-name="L2">
      <style:text-properties officeooo:rsid="000e5b5e" officeooo:paragraph-rsid="000e5b5e"/>
    </style:style>
    <style:style style:name="P11" style:family="paragraph" style:parent-style-name="Standard" style:list-style-name="L3">
      <style:text-properties officeooo:rsid="000e5b5e" officeooo:paragraph-rsid="000e5b5e"/>
    </style:style>
    <style:style style:name="P12" style:family="paragraph" style:parent-style-name="Standard" style:list-style-name="L4">
      <style:text-properties officeooo:rsid="000e5b5e" officeooo:paragraph-rsid="000e5b5e"/>
    </style:style>
    <style:style style:name="P13"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4" style:family="paragraph" style:parent-style-name="Text_20_body">
      <style:paragraph-properties fo:margin-left="0cm" fo:margin-right="0cm" fo:margin-top="0cm" fo:margin-bottom="0.132cm" loext:contextual-spacing="false" style:line-height-at-least="0.529cm" fo:orphans="2" fo:widows="2" fo:text-indent="0cm" style:auto-text-indent="false" fo:padding="0cm" fo:border="none"/>
      <style:text-properties fo:font-variant="normal" fo:text-transform="none" fo:color="#333333" style:font-name="Source Sans Pro" fo:font-size="12pt" fo:letter-spacing="normal" fo:font-style="normal" fo:font-weight="normal" officeooo:rsid="000fa4eb" officeooo:paragraph-rsid="00116caf"/>
    </style:style>
    <style:style style:name="P15" style:family="paragraph" style:parent-style-name="Text_20_body" style:list-style-name="L5">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P16" style:family="paragraph" style:parent-style-name="Text_20_body" style:list-style-name="L6">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P17" style:family="paragraph" style:parent-style-name="Text_20_body">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officeooo:rsid="000fa4eb" officeooo:paragraph-rsid="000fa4eb"/>
    </style:style>
    <style:style style:name="P18" style:family="paragraph" style:parent-style-name="Text_20_body" style:list-style-name="L7">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officeooo:rsid="000fa4eb" officeooo:paragraph-rsid="000fa4eb"/>
    </style:style>
    <style:style style:name="P19" style:family="paragraph" style:parent-style-name="Text_20_body">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officeooo:rsid="000fa4eb" officeooo:paragraph-rsid="00116caf"/>
    </style:style>
    <style:style style:name="P20" style:family="paragraph" style:parent-style-name="Text_20_body">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officeooo:rsid="00116caf" officeooo:paragraph-rsid="00116caf"/>
    </style:style>
    <style:style style:name="P21" style:family="paragraph" style:parent-style-name="Text_20_body" style:list-style-name="L8">
      <style:paragraph-properties fo:margin-top="0cm" fo:margin-bottom="0.132cm" loext:contextual-spacing="false" style:line-height-at-least="0.529cm" fo:orphans="2" fo:widows="2"/>
      <style:text-properties fo:font-variant="normal" fo:text-transform="none" style:font-name="Source Sans Pro" fo:font-size="12pt" fo:letter-spacing="normal" fo:font-style="normal" fo:font-weight="normal" officeooo:rsid="00116caf" officeooo:paragraph-rsid="00116caf"/>
    </style:style>
    <style:style style:name="P22" style:family="paragraph" style:parent-style-name="Text_20_body" style:list-style-name="L8">
      <style:paragraph-properties fo:margin-top="0cm" fo:margin-bottom="0.132cm" loext:contextual-spacing="false" style:line-height-at-least="0.529cm" fo:orphans="2" fo:widows="2"/>
      <style:text-properties fo:font-variant="normal" fo:text-transform="none" fo:color="#333333" style:font-name="Source Sans Pro" fo:font-size="12pt" fo:letter-spacing="normal" fo:font-style="normal" fo:font-weight="normal" officeooo:rsid="000fa4eb" officeooo:paragraph-rsid="00116caf"/>
    </style:style>
    <style:style style:name="T1" style:family="text">
      <style:text-properties fo:font-variant="normal" fo:text-transform="none" fo:color="#1d1d1d" style:font-name="Source Sans Pro" fo:font-size="12pt" fo:letter-spacing="normal" fo:font-style="normal" fo:font-weight="normal"/>
    </style:style>
    <style:style style:name="T2" style:family="text">
      <style:text-properties fo:color="#1d1d1d"/>
    </style:style>
    <style:style style:name="T3" style:family="text">
      <style:text-properties officeooo:rsid="00116c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4:</text:p>
      <text:p text:style-name="P1"/>
      <text:h text:style-name="P2" text:outline-level="2">Introducción a Kanban</text:h>
      <text:p text:style-name="P13">Kanban es parte de la Metodología Lean. Kanban es un método ágil para gestionar proyectos de forma más eficaz. ¿Cuáles son las ventajas de Kanban? ¿Cuándo elegir una metodología ágil sobre la otra? ¿Y cómo encontrar la mejor herramienta Kanban para su proyecto? Este artículo le dará una visión general de los conceptos básicos de Kanban.</text:p>
      <text:p text:style-name="P8">Kanban: Significa tarjetas visuales.</text:p>
      <text:p text:style-name="P8"/>
      <text:list xml:id="list3241426299" text:style-name="L1">
        <text:list-item>
          <text:p text:style-name="P9">Se basa en la utilización de tarjetas para indicar la necesidad de comenzar una nueva tarea</text:p>
        </text:list-item>
        <text:list-item>
          <text:p text:style-name="P9">El tablero más básico de Kanban está compuesto por tres columnas: “Por hacer”, “En proceso” y “Hecho”.</text:p>
        </text:list-item>
        <text:list-item>
          <text:p text:style-name="P9">Su principal función es ser una orden de trabajo</text:p>
        </text:list-item>
        <text:list-item>
          <text:p text:style-name="P9">El objetivo es limitarse a realizar las tareas que están en el tablero</text:p>
        </text:list-item>
        <text:list-item>
          <text:p text:style-name="P9">Kanban es un subsistema de JIT( Just In Time)</text:p>
          <text:p text:style-name="P9"/>
        </text:list-item>
      </text:list>
      <text:p text:style-name="P8">NO ES KANBAN:</text:p>
      <text:list xml:id="list571594512" text:style-name="L2">
        <text:list-item>
          <text:p text:style-name="P10">No es un framework, es un método</text:p>
        </text:list-item>
        <text:list-item>
          <text:p text:style-name="P10">Un tablero con post-its</text:p>
        </text:list-item>
        <text:list-item>
          <text:p text:style-name="P10">Un método que no genera compromisos ni fecha</text:p>
        </text:list-item>
        <text:list-item>
          <text:p text:style-name="P10">Un método sin ciclos ni retroalimentación</text:p>
        </text:list-item>
        <text:list-item>
          <text:p text:style-name="P10">Una forma de trabajo desorganizada</text:p>
        </text:list-item>
        <text:list-item>
          <text:p text:style-name="P10">Un método de trabajo sin prioridad ni estimación de trabajo</text:p>
        </text:list-item>
        <text:list-item>
          <text:p text:style-name="P10">Un método de trabajo sin métricas</text:p>
        </text:list-item>
      </text:list>
      <text:p text:style-name="P8"/>
      <text:p text:style-name="P8">Ventajas:</text:p>
      <text:list xml:id="list1031133029" text:style-name="L3">
        <text:list-item>
          <text:p text:style-name="P11">Organización del flujo de trabajo</text:p>
        </text:list-item>
        <text:list-item>
          <text:p text:style-name="P11">Distribución de tareas</text:p>
        </text:list-item>
        <text:list-item>
          <text:p text:style-name="P11">Evita la acumulación de trabajo</text:p>
        </text:list-item>
        <text:list-item>
          <text:p text:style-name="P11">Equipo de trabajo organizado</text:p>
        </text:list-item>
        <text:list-item>
          <text:p text:style-name="P11">Flexibilidad</text:p>
        </text:list-item>
        <text:list-item>
          <text:p text:style-name="P11">Mejora de manera colaborativa; experimentar y adaptarse</text:p>
        </text:list-item>
      </text:list>
      <text:p text:style-name="P8"/>
      <text:p text:style-name="P8">Desventajas:</text:p>
      <text:list xml:id="list978031612" text:style-name="L4">
        <text:list-item>
          <text:p text:style-name="P12">Es limitado</text:p>
        </text:list-item>
        <text:list-item>
          <text:p text:style-name="P12">No es óptimo para todo tipo de proyectos</text:p>
        </text:list-item>
        <text:list-item>
          <text:p text:style-name="P12">El sistema no tienen ninguna anticipación en caso de fluctuaciones muy grandes e imprevistas</text:p>
        </text:list-item>
      </text:list>
      <text:list xml:id="list183249004343694" text:continue-list="list571594512" text:style-name="L2">
        <text:list-header>
          <text:p text:style-name="P10"/>
        </text:list-header>
      </text:list>
      <text:p text:style-name="P1"><text:span text:style-name="T1">Kanban fue desarrollado originalmente como un método para la producción ajustada en Toyota. Hoy en día, sus principios se utilizan ampliamente en la gestión de proyectos en todos los sectores. Kanban crea un flujo de trabajo más estable, una mayor transparencia y una entrega más rápida.</text:span> </text:p>
      <text:p text:style-name="P1"/>
      <text:h text:style-name="P3" text:outline-level="3">Historia de la gestión de proyectos Kanban</text:h>
      <text:p text:style-name="P13">Cuando Taiichi Ohno, ingeniero industrial de Toyota, buscó formas de mejorar la eficiencia de la fabricación, reducir los cuellos de botella y mantener altos estándares de calidad. Se inspiró en las técnicas de almacenamiento en las estanterías de los supermercados y aplicó su lógica al <text:soft-page-break/>taller de maquinaria de la planta de Toyota. El sistema Kanban utiliza un principio push. Sólo cuando un producto está a punto de consumirse, una señal indica que se debe producir o entregar un nuevo envío. De esta manera, Kanban asegura un flujo de trabajo constante a través de todos los pasos del proceso de producción.</text:p>
      <text:p text:style-name="Text_20_body"/>
      <text:p text:style-name="P13">David Anderson adaptó los principios de Kanban para el software development en 2007. En los años siguientes, la metodología se extendió por todas las industrias y es hoy en día uno de los métodos de gestión ágil más populares para los proyectos de todas las industrias.</text:p>
      <text:p text:style-name="Text_20_body"/>
      <text:p text:style-name="P13">El sistema Kanban, aunque desarrollado para la producción en masa, puede aplicarse a todos los procesos de gestión de proyectos, ya que se puede entender el proceso de proyecto como una tubería con las solicitudes de los clientes que entran a un lado de la tubería y los resultados que surgen en el otro extremo.</text:p>
      <text:p text:style-name="Text_20_body"/>
      <text:h text:style-name="P4" text:outline-level="3">Definición y principios de Kanban</text:h>
      <text:p text:style-name="P13">Kanban, literalmente cartel en japonés, es una metodología de gestión muy visual. Mientras Kanban visualiza el flujo de materiales en la fabricación en masa, visualiza el flujo de tareas en la gestión de proyectos. Cada tarea se escribe en una tarjeta de colores o una nota adhesiva separada y se mueve de izquierda a derecha a lo largo de una tabla Kanban con diferentes columnas que representan los diferentes pasos del proceso de trabajo.</text:p>
      <text:p text:style-name="P13">En un sistema Kanban tradicional, una tabla Kanban conoce tres columnas:</text:p>
      <text:p text:style-name="Text_20_body"/>
      <text:list xml:id="list2103105269" text:style-name="L5">
        <text:list-item>
          <text:p text:style-name="P15">Para hacer (To Do): La columna de la izquierda es para tareas que todavía no están asignadas y en las que no se ha trabajado.</text:p>
        </text:list-item>
        <text:list-item>
          <text:p text:style-name="P15">En progreso/hacer (In Progress/Doing): Tan pronto como un miembro del equipo comienza a trabajar en una tarea, su tarjeta se mueve a la columna central.</text:p>
        </text:list-item>
        <text:list-item>
          <text:p text:style-name="P15">Hecho (Done): Cuando se completa una tarea, finalmente se mueve a la columna de la derecha.</text:p>
        </text:list-item>
      </text:list>
      <text:p text:style-name="P13">Kanban es un enfoque muy flexible. Puede adaptar el número y el significado de las columnas según sus necesidades. En algunos casos cuatro o cinco columnas pueden ser más adaptadas para representar las etapas del proceso de desarrollo, en otros casos se necesitan títulos más diferenciados.</text:p>
      <text:p text:style-name="P13">Las tablas Kanban pueden ser físicas o digitales. También es posible el uso combinado de tarjetas analógicas y herramientas digitales.</text:p>
      <text:p text:style-name="Text_20_body"/>
      <text:h text:style-name="P4" text:outline-level="3"><text:soft-page-break/>4 Principios Kanban</text:h>
      <text:list xml:id="list281107771" text:style-name="L6">
        <text:list-item>
          <text:p text:style-name="P16">Empieza con lo que sabes.</text:p>
        </text:list-item>
        <text:list-item>
          <text:p text:style-name="P16">Acordar perseguir un cambio evolutivo e incremental.</text:p>
        </text:list-item>
        <text:list-item>
          <text:p text:style-name="P16">Respetar el proceso actual, los roles, las responsabilidades y los títulos.</text:p>
        </text:list-item>
        <text:list-item>
          <text:p text:style-name="P16">Fomentar los actos de liderazgo en todos los niveles de su organización</text:p>
        </text:list-item>
      </text:list>
      <text:p text:style-name="P19">Principios de Kanban:</text:p>
      <text:p text:style-name="P19">9 valores en dos categorías: gestión del cambio y despliegue de servicios</text:p>
      <text:list xml:id="list1852050649" text:style-name="L8">
        <text:list-item>
          <text:p text:style-name="P21">Transparencia: compartir información de manera clara mejora el flujo de desarrollo</text:p>
        </text:list-item>
        <text:list-item>
          <text:p text:style-name="P21">Equilibrio: diferentes aspectos, puntos de vista y capacidades equilibradas</text:p>
        </text:list-item>
        <text:list-item>
          <text:p text:style-name="P21">Colaboración: los objetivos comunes son del equipo </text:p>
        </text:list-item>
        <text:list-item>
          <text:p text:style-name="P21">Foco en el cliente: Conociendo el objetivo, cada sistema Kanban fluye a un punto de valor realizable</text:p>
        </text:list-item>
        <text:list-item>
          <text:p text:style-name="P21">Flujo de valor: proceso de trabajp, orden de las tareas y sus dependencias</text:p>
        </text:list-item>
        <text:list-item>
          <text:p text:style-name="P21">Liderazgo: inspira a otros a través del ejemplo</text:p>
        </text:list-item>
        <text:list-item>
          <text:p text:style-name="P21">Entendimiento: Conocerse a uno mismo, al proceso y a la organización, el objetivo</text:p>
        </text:list-item>
        <text:list-item>
          <text:p text:style-name="P21">Acuerdo: problemas transparentes a todos</text:p>
        </text:list-item>
        <text:list-item>
          <text:p text:style-name="P21">Respeto: valora, entender y mostrar transparencia</text:p>
          <text:p text:style-name="P22"/>
        </text:list-item>
      </text:list>
      <text:h text:style-name="P5" text:outline-level="3">Valores Kanban</text:h>
      <text:p text:style-name="P14">Teniendo claro el método kanban y sabiendo cuáles son sus nueve valores, veamos cómo se agrupan en las siguientes categorías: gestión del cambio y despliegue de servicios</text:p>
      <text:p text:style-name="P19">GESTÓN DEL CAMBIO: </text:p>
      <text:p text:style-name="P19"><text:span text:style-name="T3">Empezar con lo que estamos haciendo ahora</text:span></text:p>
      <text:list xml:id="list3533260532" text:style-name="L7">
        <text:list-item>
          <text:p text:style-name="P18">Entender los procesos actuales</text:p>
        </text:list-item>
        <text:list-item>
          <text:p text:style-name="P18">Respetar los roles actuales, las responsabilidades de cada persona y los puestos de trabajo</text:p>
        </text:list-item>
      </text:list>
      <text:p text:style-name="P20">Generar un cambio evolutivo: Buscar la mejora a través de la experimentación</text:p>
      <text:p text:style-name="P20">Fomentar el liderazgo en cada nivel de la organización</text:p>
      <text:p text:style-name="P20"/>
      <text:p text:style-name="P20"><text:soft-page-break/>DESPLIEGUE DE SERVICIOS</text:p>
      <text:p text:style-name="P20">Foco en el cliente: entender las necesidades y expectativas del cliente</text:p>
      <text:p text:style-name="P20">Gestionar el trabajo: organización con las tareas</text:p>
      <text:p text:style-name="P20"/>
      <text:p text:style-name="P20"><text:span text:style-name="T2">Hemos visto los valores y principios del método Kanban. Debemos garantizar el uso de todas las prácticas del método, de lo contrario estaremos usando una aproximación a Kanban (Proto Kanban), que, si bien nos puede generar valor, no nos va a garantizar todos los beneficios del método.</text:span> </text:p>
      <text:p text:style-name="P20"/>
      <text:h text:style-name="P6" text:outline-level="3"/>
      <text:p text:style-name="P20"/>
      <text:p text:style-name="P20"/>
      <text:p text:style-name="P20"/>
      <text:p text:style-name="P17"/>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2T17:23:29.094000000</meta:creation-date>
    <dc:date>2021-04-02T18:32:48.175000000</dc:date>
    <meta:editing-duration>PT4M41S</meta:editing-duration>
    <meta:editing-cycles>2</meta:editing-cycles>
    <meta:generator>LibreOffice/6.4.2.2$Windows_X86_64 LibreOffice_project/4e471d8c02c9c90f512f7f9ead8875b57fcb1ec3</meta:generator>
    <meta:document-statistic meta:table-count="0" meta:image-count="0" meta:object-count="0" meta:page-count="4" meta:paragraph-count="72" meta:word-count="1035" meta:character-count="6142" meta:non-whitespace-character-count="5214"/>
  </office:meta>
</office:document-meta>
</file>